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text-align="center" fo:break-before="auto" fo:line-height="115%" style:writing-mode="lr-tb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T4_4" style:family="text">
      <style:text-properties fo:font-weight="bold" style:font-weight-asian="bold" style:font-weight-complex="bold"/>
    </style:style>
    <style:style style:name="T4_5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P22" style:family="paragraph" style:parent-style-name="Standard">
      <style:paragraph-properties fo:break-before="page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>
      <style:text-properties fo:font-weight="bold" style:font-weight-asian="bold" style:font-weight-complex="bold"/>
    </style:style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weight="bold" style:font-weight-asian="bold" style:font-weight-complex="bold"/>
    </style:style>
    <style:style style:name="T33_2" style:family="text">
      <style:text-properties fo:font-weight="bold" style:font-weight-asian="bold" style:font-weight-complex="bold"/>
    </style:style>
    <style:style style:name="T33_3" style:family="text">
      <style:text-properties fo:font-weight="bold" style:font-weight-asian="bold" style:font-weight-complex="bold"/>
    </style:style>
    <style:style style:name="T33_4" style:family="text"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>
      <style:text-properties fo:color="#1155cc" style:text-underline-style="solid" style:text-underline-color="font-color"/>
    </style:style>
    <style:style style:name="T37_55" style:family="text"/>
    <style:style style:name="T37_56" style:family="text">
      <style:text-properties fo:color="#1155cc" style:text-underline-style="solid" style:text-underline-color="font-color"/>
    </style:style>
    <style:style style:name="T37_57" style:family="text"/>
    <style:style style:name="T37_58" style:family="text">
      <style:text-properties fo:color="#1155cc" style:text-underline-style="solid" style:text-underline-color="font-color"/>
    </style:style>
    <style:style style:name="T37_59" style:family="text"/>
    <style:style style:name="T37_60" style:family="text">
      <style:text-properties fo:color="#1155cc" style:text-underline-style="solid" style:text-underline-color="font-color"/>
    </style:style>
    <style:style style:name="T37_61" style:family="text"/>
    <style:style style:name="T37_62" style:family="text">
      <style:text-properties fo:color="#1155cc" style:text-underline-style="solid" style:text-underline-color="font-color"/>
    </style:style>
    <style:style style:name="T37_63" style:family="text"/>
    <style:style style:name="T37_64" style:family="text">
      <style:text-properties fo:color="#1155cc" style:text-underline-style="solid" style:text-underline-color="font-color"/>
    </style:style>
    <style:style style:name="T37_65" style:family="text"/>
    <style:style style:name="T37_66" style:family="text">
      <style:text-properties fo:color="#1155cc" style:text-underline-style="solid" style:text-underline-color="font-color"/>
    </style:style>
    <style:style style:name="T37_67" style:family="text"/>
    <style:style style:name="T37_68" style:family="text">
      <style:text-properties fo:color="#1155cc" style:text-underline-style="solid" style:text-underline-color="font-color"/>
    </style:style>
    <style:style style:name="T37_69" style:family="text"/>
    <style:style style:name="T37_70" style:family="text">
      <style:text-properties fo:color="#1155cc" style:text-underline-style="solid" style:text-underline-color="font-color"/>
    </style:style>
    <style:style style:name="T37_71" style:family="text"/>
    <style:style style:name="T37_72" style:family="text">
      <style:text-properties fo:color="#1155cc" style:text-underline-style="solid" style:text-underline-color="font-color"/>
    </style:style>
    <style:style style:name="T37_73" style:family="text"/>
    <style:style style:name="T37_74" style:family="text">
      <style:text-properties fo:color="#1155cc" style:text-underline-style="solid" style:text-underline-color="font-color"/>
    </style:style>
    <style:style style:name="T37_75" style:family="text"/>
    <style:style style:name="T37_76" style:family="text">
      <style:text-properties fo:color="#1155cc" style:text-underline-style="solid" style:text-underline-color="font-color"/>
    </style:style>
    <style:style style:name="T37_77" style:family="text"/>
    <style:style style:name="T37_78" style:family="text">
      <style:text-properties fo:color="#1155cc" style:text-underline-style="solid" style:text-underline-color="font-color"/>
    </style:style>
    <style:style style:name="T37_79" style:family="text"/>
    <style:style style:name="T37_80" style:family="text">
      <style:text-properties fo:color="#1155cc" style:text-underline-style="solid" style:text-underline-color="font-color"/>
    </style:style>
    <style:style style:name="T37_81" style:family="text"/>
    <style:style style:name="T37_82" style:family="text">
      <style:text-properties fo:color="#1155cc" style:text-underline-style="solid" style:text-underline-color="font-color"/>
    </style:style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T37_105" style:family="text"/>
    <style:style style:name="T37_106" style:family="text"/>
    <style:style style:name="T37_107" style:family="text"/>
    <style:style style:name="T37_108" style:family="text"/>
    <style:style style:name="T37_109" style:family="text"/>
    <style:style style:name="T37_110" style:family="text"/>
    <style:style style:name="T37_111" style:family="text"/>
    <style:style style:name="T37_112" style:family="text"/>
    <style:style style:name="T37_113" style:family="text"/>
    <style:style style:name="T37_114" style:family="text"/>
    <style:style style:name="T37_115" style:family="text"/>
    <style:style style:name="T37_116" style:family="text"/>
    <style:style style:name="T37_117" style:family="text"/>
    <style:style style:name="T37_118" style:family="text"/>
    <style:style style:name="T37_119" style:family="text"/>
    <style:style style:name="T37_120" style:family="text"/>
    <style:style style:name="T37_121" style:family="text"/>
    <style:style style:name="T37_122" style:family="text"/>
    <style:style style:name="T37_123" style:family="text"/>
    <style:style style:name="T37_124" style:family="text"/>
    <style:style style:name="T37_125" style:family="text"/>
    <style:style style:name="T37_126" style:family="text"/>
    <style:style style:name="T37_127" style:family="text"/>
    <style:style style:name="T37_128" style:family="text"/>
    <style:style style:name="T37_129" style:family="text"/>
    <style:style style:name="T37_130" style:family="text"/>
    <style:style style:name="T37_131" style:family="text"/>
    <style:style style:name="T37_132" style:family="text"/>
    <style:style style:name="T37_133" style:family="text"/>
    <style:style style:name="T37_134" style:family="text"/>
    <style:style style:name="T37_135" style:family="text"/>
    <style:style style:name="T37_136" style:family="text"/>
    <style:style style:name="T37_137" style:family="text"/>
    <style:style style:name="T37_138" style:family="text"/>
    <style:style style:name="T37_139" style:family="text"/>
    <style:style style:name="T37_140" style:family="text"/>
    <style:style style:name="T37_141" style:family="text"/>
    <style:style style:name="T37_142" style:family="text"/>
    <style:style style:name="T37_143" style:family="text"/>
    <style:style style:name="T37_144" style:family="text"/>
    <style:style style:name="T37_145" style:family="text"/>
    <style:style style:name="T37_146" style:family="text"/>
    <style:style style:name="T37_147" style:family="text"/>
    <style:style style:name="T37_148" style:family="text"/>
    <style:style style:name="T37_149" style:family="text"/>
    <style:style style:name="T37_150" style:family="text"/>
    <style:style style:name="T37_151" style:family="text"/>
    <style:style style:name="T37_152" style:family="text"/>
    <style:style style:name="T37_153" style:family="text"/>
    <style:style style:name="T37_154" style:family="text"/>
    <style:style style:name="T37_155" style:family="text"/>
    <style:style style:name="T37_156" style:family="text"/>
    <style:style style:name="T37_157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>
      <style:text-properties fo:color="#1155cc" style:text-underline-style="solid" style:text-underline-color="font-color"/>
    </style:style>
    <style:style style:name="T43_17" style:family="text"/>
    <style:style style:name="T43_18" style:family="text">
      <style:text-properties fo:color="#1155cc" style:text-underline-style="solid" style:text-underline-color="font-color"/>
    </style:style>
    <style:style style:name="T43_19" style:family="text"/>
    <style:style style:name="T43_20" style:family="text">
      <style:text-properties fo:color="#1155cc" style:text-underline-style="solid" style:text-underline-color="font-color"/>
    </style:style>
    <style:style style:name="T43_21" style:family="text"/>
    <style:style style:name="T43_22" style:family="text">
      <style:text-properties fo:color="#1155cc" style:text-underline-style="solid" style:text-underline-color="font-color"/>
    </style:style>
    <style:style style:name="T43_23" style:family="text"/>
    <style:style style:name="T43_24" style:family="text">
      <style:text-properties fo:color="#1155cc" style:text-underline-style="solid" style:text-underline-color="font-color"/>
    </style:style>
    <style:style style:name="T43_25" style:family="text"/>
    <style:style style:name="T43_26" style:family="text">
      <style:text-properties fo:color="#1155cc" style:text-underline-style="solid" style:text-underline-color="font-color"/>
    </style:style>
    <style:style style:name="T43_27" style:family="text"/>
    <style:style style:name="T43_28" style:family="text">
      <style:text-properties fo:color="#1155cc" style:text-underline-style="solid" style:text-underline-color="font-color"/>
    </style:style>
    <style:style style:name="T43_29" style:family="text"/>
    <style:style style:name="T43_30" style:family="text">
      <style:text-properties fo:color="#1155cc" style:text-underline-style="solid" style:text-underline-color="font-color"/>
    </style:style>
    <style:style style:name="T43_31" style:family="text"/>
    <style:style style:name="T43_32" style:family="text">
      <style:text-properties fo:color="#1155cc" style:text-underline-style="solid" style:text-underline-color="font-color"/>
    </style:style>
    <style:style style:name="T43_33" style:family="text"/>
    <style:style style:name="T43_34" style:family="text">
      <style:text-properties fo:color="#1155cc" style:text-underline-style="solid" style:text-underline-color="font-color"/>
    </style:style>
    <style:style style:name="T43_35" style:family="text"/>
    <style:style style:name="T43_36" style:family="text">
      <style:text-properties fo:color="#1155cc" style:text-underline-style="solid" style:text-underline-color="font-color"/>
    </style:style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>
      <style:text-properties fo:color="#1155cc" style:text-underline-style="solid" style:text-underline-color="font-color"/>
    </style:style>
    <style:style style:name="T43_52" style:family="text"/>
    <style:style style:name="T43_53" style:family="text">
      <style:text-properties fo:color="#1155cc" style:text-underline-style="solid" style:text-underline-color="font-color"/>
    </style:style>
    <style:style style:name="T43_54" style:family="text"/>
    <style:style style:name="T43_55" style:family="text">
      <style:text-properties fo:color="#1155cc" style:text-underline-style="solid" style:text-underline-color="font-color"/>
    </style:style>
    <style:style style:name="T43_56" style:family="text"/>
    <style:style style:name="T43_57" style:family="text">
      <style:text-properties fo:color="#1155cc" style:text-underline-style="solid" style:text-underline-color="font-color"/>
    </style:style>
    <style:style style:name="T43_58" style:family="text"/>
    <style:style style:name="T43_59" style:family="text">
      <style:text-properties fo:color="#1155cc" style:text-underline-style="solid" style:text-underline-color="font-color"/>
    </style:style>
    <style:style style:name="T43_60" style:family="text"/>
    <style:style style:name="T43_61" style:family="text">
      <style:text-properties fo:color="#1155cc" style:text-underline-style="solid" style:text-underline-color="font-color"/>
    </style:style>
    <style:style style:name="T43_62" style:family="text"/>
    <style:style style:name="T43_63" style:family="text">
      <style:text-properties fo:color="#1155cc" style:text-underline-style="solid" style:text-underline-color="font-color"/>
    </style:style>
    <style:style style:name="T43_64" style:family="text"/>
    <style:style style:name="T43_65" style:family="text">
      <style:text-properties fo:color="#1155cc" style:text-underline-style="solid" style:text-underline-color="font-color"/>
    </style:style>
    <style:style style:name="T43_66" style:family="text"/>
    <style:style style:name="T43_67" style:family="text">
      <style:text-properties fo:color="#1155cc" style:text-underline-style="solid" style:text-underline-color="font-color"/>
    </style:style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>
      <style:text-properties fo:color="#1155cc" style:text-underline-style="solid" style:text-underline-color="font-color"/>
    </style:style>
    <style:style style:name="T45_29" style:family="text"/>
    <style:style style:name="T45_30" style:family="text">
      <style:text-properties fo:color="#1155cc" style:text-underline-style="solid" style:text-underline-color="font-color"/>
    </style:style>
    <style:style style:name="T45_31" style:family="text"/>
    <style:style style:name="T45_32" style:family="text">
      <style:text-properties fo:color="#1155cc" style:text-underline-style="solid" style:text-underline-color="font-color"/>
    </style:style>
    <style:style style:name="T45_33" style:family="text"/>
    <style:style style:name="T45_34" style:family="text">
      <style:text-properties fo:color="#1155cc" style:text-underline-style="solid" style:text-underline-color="font-color"/>
    </style:style>
    <style:style style:name="T45_35" style:family="text"/>
    <style:style style:name="T45_36" style:family="text">
      <style:text-properties fo:color="#1155cc" style:text-underline-style="solid" style:text-underline-color="font-color"/>
    </style:style>
    <style:style style:name="T45_37" style:family="text"/>
    <style:style style:name="T45_38" style:family="text">
      <style:text-properties fo:color="#1155cc" style:text-underline-style="solid" style:text-underline-color="font-color"/>
    </style:style>
    <style:style style:name="T45_39" style:family="text"/>
    <style:style style:name="T45_40" style:family="text">
      <style:text-properties fo:color="#1155cc" style:text-underline-style="solid" style:text-underline-color="font-color"/>
    </style:style>
    <style:style style:name="T45_41" style:family="text"/>
    <style:style style:name="T45_42" style:family="text">
      <style:text-properties fo:color="#1155cc" style:text-underline-style="solid" style:text-underline-color="font-color"/>
    </style:style>
    <style:style style:name="T45_43" style:family="text"/>
    <style:style style:name="T45_44" style:family="text">
      <style:text-properties fo:color="#1155cc" style:text-underline-style="solid" style:text-underline-color="font-color"/>
    </style:style>
    <style:style style:name="T45_45" style:family="text"/>
    <style:style style:name="T45_46" style:family="text">
      <style:text-properties fo:color="#1155cc" style:text-underline-style="solid" style:text-underline-color="font-color"/>
    </style:style>
    <style:style style:name="T45_47" style:family="text"/>
    <style:style style:name="T45_48" style:family="text">
      <style:text-properties fo:color="#1155cc" style:text-underline-style="solid" style:text-underline-color="font-color"/>
    </style:style>
    <style:style style:name="T45_49" style:family="text"/>
    <style:style style:name="T45_50" style:family="text">
      <style:text-properties fo:color="#1155cc" style:text-underline-style="solid" style:text-underline-color="font-color"/>
    </style:style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text-indent="1.27cm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>
      <style:text-properties fo:font-weight="bold" style:font-weight-asian="bold" style:font-weight-complex="bold"/>
    </style:style>
    <style:style style:name="T59_3" style:family="text">
      <style:text-properties fo:font-weight="bold" style:font-weight-asian="bold" style:font-weight-complex="bold"/>
    </style:style>
    <style:style style:name="T59_4" style:family="text"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T61_3" style:family="text">
      <style:text-properties fo:font-weight="bold" style:font-weight-asian="bold" style:font-weight-complex="bold"/>
    </style:style>
    <style:style style:name="T61_4" style:family="text">
      <style:text-properties fo:font-weight="bold" style:font-weight-asian="bold" style:font-weight-complex="bold"/>
    </style:style>
    <style:style style:name="T61_5" style:family="text">
      <style:text-properties fo:font-weight="bold" style:font-weight-asian="bold" style:font-weight-complex="bold"/>
    </style:style>
    <style:style style:name="T61_6" style:family="text">
      <style:text-properties fo:font-weight="bold" style:font-weight-asian="bold" style:font-weight-complex="bold"/>
    </style:style>
    <style:style style:name="T61_7" style:family="text">
      <style:text-properties fo:font-weight="bold" style:font-weight-asian="bold" style:font-weight-complex="bold"/>
    </style:style>
    <style:style style:name="T61_8" style:family="text">
      <style:text-properties fo:font-weight="bold" style:font-weight-asian="bold" style:font-weight-complex="bold"/>
    </style:style>
    <style:style style:name="T61_9" style:family="text">
      <style:text-properties fo:font-weight="bold" style:font-weight-asian="bold" style:font-weight-complex="bold"/>
    </style:style>
    <style:style style:name="T61_10" style:family="text">
      <style:text-properties fo:font-weight="bold" style:font-weight-asian="bold" style:font-weight-complex="bold"/>
    </style:style>
    <style:style style:name="T61_11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font-weight="bold" style:font-weight-asian="bold" style:font-weight-complex="bold"/>
    </style:style>
    <style:style style:name="T93_2" style:family="text">
      <style:text-properties fo:font-weight="bold" style:font-weight-asian="bold" style:font-weight-complex="bold"/>
    </style:style>
    <style:style style:name="T93_3" style:family="text">
      <style:text-properties fo:font-weight="bold" style:font-weight-asian="bold" style:font-weight-complex="bold"/>
    </style:style>
    <style:style style:name="T93_4" style:family="text">
      <style:text-properties fo:font-weight="bold" style:font-weight-asian="bold" style:font-weight-complex="bold"/>
    </style:style>
    <style:style style:name="T93_5" style:family="text">
      <style:text-properties fo:font-weight="bold" style:font-weight-asian="bold" style:font-weight-complex="bold"/>
    </style:style>
    <style:style style:name="T93_6" style:family="text">
      <style:text-properties fo:font-weight="bold" style:font-weight-asian="bold" style:font-weight-complex="bold"/>
    </style:style>
    <style:style style:name="T93_7" style:family="text">
      <style:text-properties fo:font-weight="bold" style:font-weight-asian="bold" style:font-weight-complex="bold"/>
    </style:style>
    <style:style style:name="P9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</office:automatic-styles>
  <office:body>
    <office:text>
      <text:p text:style-name="P1"><text:span text:style-name="T1_1">Dekū</text:span></text:p>
      <text:p text:style-name="P2"><text:span text:style-name="T2_1">Testing</text:span><text:span text:style-name="T2_2"><text:s/></text:span><text:span text:style-name="T2_3">Report</text:span></text:p>
      <text:p text:style-name="P3"/>
      <text:p text:style-name="P4"><text:span text:style-name="T4_1">Table</text:span><text:span text:style-name="T4_2"><text:s/></text:span><text:span text:style-name="T4_3">of</text:span><text:span text:style-name="T4_4"><text:s/></text:span><text:span text:style-name="T4_5">Contents</text:span></text:p>
      <text:p text:style-name="P5"/>
      <text:p text:style-name="P6"><text:span text:style-name="T6_1">1.<text:s/></text:span><text:span text:style-name="T6_2">Introduction</text:span></text:p>
      <text:p text:style-name="P7"/>
      <text:p text:style-name="P8"><text:span text:style-name="T8_1"><text:tab/>1.1<text:s/></text:span><text:span text:style-name="T8_2">Purpose</text:span><text:span text:style-name="T8_3"><text:s/></text:span><text:span text:style-name="T8_4">of</text:span><text:span text:style-name="T8_5"><text:s/></text:span><text:span text:style-name="T8_6">This</text:span><text:span text:style-name="T8_7"><text:s/></text:span><text:span text:style-name="T8_8">Document</text:span></text:p>
      <text:p text:style-name="P9"><text:span text:style-name="T9_1"><text:tab/>1.2<text:s/></text:span><text:span text:style-name="T9_2">References</text:span></text:p>
      <text:p text:style-name="P10"/>
      <text:p text:style-name="P11"><text:span text:style-name="T11_1">2.<text:s/></text:span><text:span text:style-name="T11_2">Testing</text:span><text:span text:style-name="T11_3"><text:s/></text:span><text:span text:style-name="T11_4">Process</text:span></text:p>
      <text:p text:style-name="P12"/>
      <text:p text:style-name="P13"><text:span text:style-name="T13_1"><text:tab/>2.1<text:s/></text:span><text:span text:style-name="T13_2">Description</text:span></text:p>
      <text:p text:style-name="P14"><text:span text:style-name="T14_1"><text:tab/>2.2<text:s/></text:span><text:span text:style-name="T14_2">Testing</text:span><text:span text:style-name="T14_3"><text:s/></text:span><text:span text:style-name="T14_4">Sessions</text:span></text:p>
      <text:p text:style-name="P15"><text:span text:style-name="T15_1"><text:tab/>2.3<text:s/></text:span><text:span text:style-name="T15_2">Impressions</text:span><text:span text:style-name="T15_3"><text:s/></text:span><text:span text:style-name="T15_4">of</text:span><text:span text:style-name="T15_5"><text:s/></text:span><text:span text:style-name="T15_6">the</text:span><text:span text:style-name="T15_7"><text:s/></text:span><text:span text:style-name="T15_8">Process</text:span></text:p>
      <text:p text:style-name="P16"/>
      <text:p text:style-name="P17"><text:span text:style-name="T17_1">3.<text:s/></text:span><text:span text:style-name="T17_2">Test</text:span><text:span text:style-name="T17_3"><text:s/></text:span><text:span text:style-name="T17_4">Results</text:span></text:p>
      <text:p text:style-name="P18"/>
      <text:p text:style-name="P19"><text:span text:style-name="T19_1">Appendix</text:span><text:span text:style-name="T19_2"><text:s/></text:span><text:span text:style-name="T19_3">A</text:span><text:span text:style-name="T19_4"><text:s/>-<text:s/></text:span><text:span text:style-name="T19_5">Peer</text:span><text:span text:style-name="T19_6"><text:s/></text:span><text:span text:style-name="T19_7">Review</text:span><text:span text:style-name="T19_8"><text:s/></text:span><text:span text:style-name="T19_9">Sign</text:span><text:span text:style-name="T19_10">-</text:span><text:span text:style-name="T19_11">off</text:span></text:p>
      <text:p text:style-name="P20"/>
      <text:p text:style-name="P21"><text:span text:style-name="T21_1">Appendix</text:span><text:span text:style-name="T21_2"><text:s/></text:span><text:span text:style-name="T21_3">B</text:span><text:span text:style-name="T21_4"><text:s/>-<text:s/></text:span><text:span text:style-name="T21_5">Document</text:span><text:span text:style-name="T21_6"><text:s/></text:span><text:span text:style-name="T21_7">Contributions</text:span></text:p>
      <text:p text:style-name="P22"><text:span text:style-name="T22_1">1.<text:s/></text:span><text:span text:style-name="T22_2">Introduction</text:span></text:p>
      <text:p text:style-name="P23"/>
      <text:p text:style-name="P24"><text:span text:style-name="T24_1"><text:tab/>1.1<text:s/></text:span><text:span text:style-name="T24_2">Purpose</text:span><text:span text:style-name="T24_3"><text:s/></text:span><text:span text:style-name="T24_4">of</text:span><text:span text:style-name="T24_5"><text:s/></text:span><text:span text:style-name="T24_6">This</text:span><text:span text:style-name="T24_7"><text:s/></text:span><text:span text:style-name="T24_8">Document</text:span></text:p>
      <text:p text:style-name="P25"/>
      <text:p text:style-name="P26"><text:span text:style-name="T26_1">The</text:span><text:span text:style-name="T26_2"><text:s/></text:span><text:span text:style-name="T26_3">purpose</text:span><text:span text:style-name="T26_4"><text:s/></text:span><text:span text:style-name="T26_5">of</text:span><text:span text:style-name="T26_6"><text:s/></text:span><text:span text:style-name="T26_7">this</text:span><text:span text:style-name="T26_8"><text:s/></text:span><text:span text:style-name="T26_9">document</text:span><text:span text:style-name="T26_10"><text:s/></text:span><text:span text:style-name="T26_11">is</text:span><text:span text:style-name="T26_12"><text:s/></text:span><text:span text:style-name="T26_13">to</text:span><text:span text:style-name="T26_14"><text:s/></text:span><text:span text:style-name="T26_15">document</text:span><text:span text:style-name="T26_16"><text:s/></text:span><text:span text:style-name="T26_17">the</text:span><text:span text:style-name="T26_18"><text:s/></text:span><text:span text:style-name="T26_19">testing</text:span><text:span text:style-name="T26_20"><text:s/></text:span><text:span text:style-name="T26_21">format</text:span><text:span text:style-name="T26_22"><text:s/></text:span><text:span text:style-name="T26_23">and</text:span><text:span text:style-name="T26_24"><text:s/></text:span><text:span text:style-name="T26_25">practices</text:span><text:span text:style-name="T26_26"><text:s/></text:span><text:span text:style-name="T26_27">used</text:span><text:span text:style-name="T26_28"><text:s/></text:span><text:span text:style-name="T26_29">during</text:span><text:span text:style-name="T26_30"><text:s/></text:span><text:span text:style-name="T26_31">the</text:span><text:span text:style-name="T26_32"><text:s/></text:span><text:span text:style-name="T26_33">development</text:span><text:span text:style-name="T26_34"><text:s/></text:span><text:span text:style-name="T26_35">of</text:span><text:span text:style-name="T26_36"><text:s/></text:span><text:span text:style-name="T26_37">the</text:span><text:span text:style-name="T26_38"><text:s/></text:span><text:span text:style-name="T26_39">Dekū</text:span><text:span text:style-name="T26_40"><text:s/></text:span><text:span text:style-name="T26_41">application</text:span><text:span text:style-name="T26_42">.<text:s/></text:span><text:span text:style-name="T26_43">The</text:span><text:span text:style-name="T26_44"><text:s/></text:span><text:span text:style-name="T26_45">audience</text:span><text:span text:style-name="T26_46"><text:s/></text:span><text:span text:style-name="T26_47">for</text:span><text:span text:style-name="T26_48"><text:s/></text:span><text:span text:style-name="T26_49">this</text:span><text:span text:style-name="T26_50"><text:s/></text:span><text:span text:style-name="T26_51">document</text:span><text:span text:style-name="T26_52"><text:s/></text:span><text:span text:style-name="T26_53">is</text:span><text:span text:style-name="T26_54"><text:s/></text:span><text:span text:style-name="T26_55">the</text:span><text:span text:style-name="T26_56"><text:s/></text:span><text:span text:style-name="T26_57">engineering</text:span><text:span text:style-name="T26_58"><text:s/></text:span><text:span text:style-name="T26_59">team</text:span><text:span text:style-name="T26_60"><text:s/></text:span><text:span text:style-name="T26_61">developing</text:span><text:span text:style-name="T26_62"><text:s/></text:span><text:span text:style-name="T26_63">Dekū</text:span><text:span text:style-name="T26_64">,<text:s/></text:span><text:span text:style-name="T26_65">any</text:span><text:span text:style-name="T26_66"><text:s/></text:span><text:span text:style-name="T26_67">future</text:span><text:span text:style-name="T26_68"><text:s/></text:span><text:span text:style-name="T26_69">maintainers</text:span><text:span text:style-name="T26_70"><text:s/></text:span><text:span text:style-name="T26_71">of</text:span><text:span text:style-name="T26_72"><text:s/></text:span><text:span text:style-name="T26_73">the</text:span><text:span text:style-name="T26_74"><text:s/></text:span><text:span text:style-name="T26_75">project</text:span><text:span text:style-name="T26_76">,<text:s/></text:span><text:span text:style-name="T26_77">and</text:span><text:span text:style-name="T26_78"><text:s/></text:span><text:span text:style-name="T26_79">the</text:span><text:span text:style-name="T26_80"><text:s/></text:span><text:span text:style-name="T26_81">customer</text:span><text:span text:style-name="T26_82">.<text:s/></text:span><text:span text:style-name="T26_83">Shawn</text:span><text:span text:style-name="T26_84"><text:s/></text:span><text:span text:style-name="T26_85">Squire</text:span><text:span text:style-name="T26_86">.</text:span></text:p>
      <text:p text:style-name="P27"/>
      <text:p text:style-name="P28"><text:span text:style-name="T28_1">In</text:span><text:span text:style-name="T28_2"><text:s/></text:span><text:span text:style-name="T28_3">this</text:span><text:span text:style-name="T28_4"><text:s/></text:span><text:span text:style-name="T28_5">document</text:span><text:span text:style-name="T28_6">,<text:s/></text:span><text:span text:style-name="T28_7">the</text:span><text:span text:style-name="T28_8"><text:s/></text:span><text:span text:style-name="T28_9">format</text:span><text:span text:style-name="T28_10"><text:s/></text:span><text:span text:style-name="T28_11">for</text:span><text:span text:style-name="T28_12"><text:s/></text:span><text:span text:style-name="T28_13">testing</text:span><text:span text:style-name="T28_14">,<text:s/></text:span><text:span text:style-name="T28_15">as</text:span><text:span text:style-name="T28_16"><text:s/></text:span><text:span text:style-name="T28_17">well</text:span><text:span text:style-name="T28_18"><text:s/></text:span><text:span text:style-name="T28_19">as</text:span><text:span text:style-name="T28_20"><text:s/></text:span><text:span text:style-name="T28_21">the</text:span><text:span text:style-name="T28_22"><text:s/></text:span><text:span text:style-name="T28_23">process</text:span><text:span text:style-name="T28_24"><text:s/></text:span><text:span text:style-name="T28_25">in</text:span><text:span text:style-name="T28_26"><text:s/></text:span><text:span text:style-name="T28_27">which</text:span><text:span text:style-name="T28_28"><text:s/></text:span><text:span text:style-name="T28_29">they</text:span><text:span text:style-name="T28_30"><text:s/></text:span><text:span text:style-name="T28_31">are</text:span><text:span text:style-name="T28_32"><text:s/></text:span><text:span text:style-name="T28_33">run</text:span><text:span text:style-name="T28_34">,<text:s/></text:span><text:span text:style-name="T28_35">are</text:span><text:span text:style-name="T28_36"><text:s/></text:span><text:span text:style-name="T28_37">detailed</text:span><text:span text:style-name="T28_38">.<text:s/></text:span><text:span text:style-name="T28_39">This</text:span><text:span text:style-name="T28_40"><text:s/></text:span><text:span text:style-name="T28_41">is</text:span><text:span text:style-name="T28_42"><text:s/></text:span><text:span text:style-name="T28_43">documented</text:span><text:span text:style-name="T28_44"><text:s/></text:span><text:span text:style-name="T28_45">separately</text:span><text:span text:style-name="T28_46"><text:s/></text:span><text:span text:style-name="T28_47">for</text:span><text:span text:style-name="T28_48"><text:s/></text:span><text:span text:style-name="T28_49">each</text:span><text:span text:style-name="T28_50"><text:s/></text:span><text:span text:style-name="T28_51">context</text:span><text:span text:style-name="T28_52"><text:s/></text:span><text:span text:style-name="T28_53">in</text:span><text:span text:style-name="T28_54"><text:s/></text:span><text:span text:style-name="T28_55">which</text:span><text:span text:style-name="T28_56"><text:s/></text:span><text:span text:style-name="T28_57">testing</text:span><text:span text:style-name="T28_58"><text:s/></text:span><text:span text:style-name="T28_59">is</text:span><text:span text:style-name="T28_60"><text:s/></text:span><text:span text:style-name="T28_61">required</text:span><text:span text:style-name="T28_62">.</text:span></text:p>
      <text:p text:style-name="P29"/>
      <text:p text:style-name="P30"><text:span text:style-name="T30_1"><text:tab/>1.2<text:s/></text:span><text:span text:style-name="T30_2">References</text:span></text:p>
      <text:p text:style-name="P31"><text:span text:style-name="T31_1">…</text:span></text:p>
      <text:p text:style-name="P32"/>
      <text:p text:style-name="P33"><text:span text:style-name="T33_1">2.<text:s/></text:span><text:span text:style-name="T33_2">Testing</text:span><text:span text:style-name="T33_3"><text:s/></text:span><text:span text:style-name="T33_4">Process</text:span></text:p>
      <text:p text:style-name="P34"/>
      <text:p text:style-name="P35"><text:span text:style-name="T35_1"><text:tab/>2.1<text:s/></text:span><text:span text:style-name="T35_2">Description</text:span></text:p>
      <text:p text:style-name="P36"/>
      <text:p text:style-name="P37"><text:span text:style-name="T37_1">For</text:span><text:span text:style-name="T37_2"><text:s/></text:span><text:span text:style-name="T37_3">the</text:span><text:span text:style-name="T37_4"><text:s/></text:span><text:span text:style-name="T37_5">development</text:span><text:span text:style-name="T37_6"><text:s/></text:span><text:span text:style-name="T37_7">of</text:span><text:span text:style-name="T37_8"><text:s/></text:span><text:span text:style-name="T37_9">Dekū</text:span><text:span text:style-name="T37_10">,<text:s/></text:span><text:span text:style-name="T37_11">the</text:span><text:span text:style-name="T37_12"><text:s/></text:span><text:span text:style-name="T37_13">engineering</text:span><text:span text:style-name="T37_14"><text:s/></text:span><text:span text:style-name="T37_15">team</text:span><text:span text:style-name="T37_16"><text:s/></text:span><text:span text:style-name="T37_17">is</text:span><text:span text:style-name="T37_18"><text:s/></text:span><text:span text:style-name="T37_19">employing</text:span><text:span text:style-name="T37_20"><text:s/></text:span><text:span text:style-name="T37_21">a</text:span><text:span text:style-name="T37_22"><text:s/></text:span><text:span text:style-name="T37_23">test</text:span><text:span text:style-name="T37_24">-</text:span><text:span text:style-name="T37_25">driven</text:span><text:span text:style-name="T37_26"><text:s/></text:span><text:span text:style-name="T37_27">development</text:span><text:span text:style-name="T37_28"><text:s/>(</text:span><text:span text:style-name="T37_29">TDD</text:span><text:span text:style-name="T37_30">)<text:s/></text:span><text:span text:style-name="T37_31">cycle</text:span><text:span text:style-name="T37_32">.<text:s/></text:span><text:span text:style-name="T37_33">A</text:span><text:span text:style-name="T37_34"><text:s/></text:span><text:span text:style-name="T37_35">full</text:span><text:span text:style-name="T37_36"><text:s/></text:span><text:span text:style-name="T37_37">description</text:span><text:span text:style-name="T37_38"><text:s/></text:span><text:span text:style-name="T37_39">of</text:span><text:span text:style-name="T37_40"><text:s/></text:span><text:span text:style-name="T37_41">the</text:span><text:span text:style-name="T37_42"><text:s/></text:span><text:span text:style-name="T37_43">process</text:span><text:span text:style-name="T37_44"><text:s/></text:span><text:span text:style-name="T37_45">can</text:span><text:span text:style-name="T37_46"><text:s/></text:span><text:span text:style-name="T37_47">be</text:span><text:span text:style-name="T37_48"><text:s/></text:span><text:span text:style-name="T37_49">found</text:span><text:span text:style-name="T37_50"><text:s/></text:span><text:span text:style-name="T37_51">here</text:span><text:span text:style-name="T37_52">:<text:s/></text:span><text:span text:style-name="T37_53"><text:a xlink:type="simple" xlink:href="http://en.wikipedia.org/wiki/Test-driven_development"><text:span text:style-name="T37_54">http</text:span></text:a></text:span><text:span text:style-name="T37_55"><text:a xlink:type="simple" xlink:href="http://en.wikipedia.org/wiki/Test-driven_development"><text:span text:style-name="T37_56">://</text:span></text:a></text:span><text:span text:style-name="T37_57"><text:a xlink:type="simple" xlink:href="http://en.wikipedia.org/wiki/Test-driven_development"><text:span text:style-name="T37_58">en</text:span></text:a></text:span><text:span text:style-name="T37_59"><text:a xlink:type="simple" xlink:href="http://en.wikipedia.org/wiki/Test-driven_development"><text:span text:style-name="T37_60">.</text:span></text:a></text:span><text:span text:style-name="T37_61"><text:a xlink:type="simple" xlink:href="http://en.wikipedia.org/wiki/Test-driven_development"><text:span text:style-name="T37_62">wikipedia</text:span></text:a></text:span><text:span text:style-name="T37_63"><text:a xlink:type="simple" xlink:href="http://en.wikipedia.org/wiki/Test-driven_development"><text:span text:style-name="T37_64">.</text:span></text:a></text:span><text:span text:style-name="T37_65"><text:a xlink:type="simple" xlink:href="http://en.wikipedia.org/wiki/Test-driven_development"><text:span text:style-name="T37_66">org</text:span></text:a></text:span><text:span text:style-name="T37_67"><text:a xlink:type="simple" xlink:href="http://en.wikipedia.org/wiki/Test-driven_development"><text:span text:style-name="T37_68">/</text:span></text:a></text:span><text:span text:style-name="T37_69"><text:a xlink:type="simple" xlink:href="http://en.wikipedia.org/wiki/Test-driven_development"><text:span text:style-name="T37_70">wiki</text:span></text:a></text:span><text:span text:style-name="T37_71"><text:a xlink:type="simple" xlink:href="http://en.wikipedia.org/wiki/Test-driven_development"><text:span text:style-name="T37_72">/</text:span></text:a></text:span><text:span text:style-name="T37_73"><text:a xlink:type="simple" xlink:href="http://en.wikipedia.org/wiki/Test-driven_development"><text:span text:style-name="T37_74">Test</text:span></text:a></text:span><text:span text:style-name="T37_75"><text:a xlink:type="simple" xlink:href="http://en.wikipedia.org/wiki/Test-driven_development"><text:span text:style-name="T37_76">-</text:span></text:a></text:span><text:span text:style-name="T37_77"><text:a xlink:type="simple" xlink:href="http://en.wikipedia.org/wiki/Test-driven_development"><text:span text:style-name="T37_78">driven</text:span></text:a></text:span><text:span text:style-name="T37_79"><text:a xlink:type="simple" xlink:href="http://en.wikipedia.org/wiki/Test-driven_development"><text:span text:style-name="T37_80">_</text:span></text:a></text:span><text:span text:style-name="T37_81"><text:a xlink:type="simple" xlink:href="http://en.wikipedia.org/wiki/Test-driven_development"><text:span text:style-name="T37_82">development</text:span></text:a></text:span><text:span text:style-name="T37_83">.<text:s/></text:span><text:span text:style-name="T37_84">This</text:span><text:span text:style-name="T37_85"><text:s/></text:span><text:span text:style-name="T37_86">practice</text:span><text:span text:style-name="T37_87"><text:s/></text:span><text:span text:style-name="T37_88">allows</text:span><text:span text:style-name="T37_89"><text:s/></text:span><text:span text:style-name="T37_90">the</text:span><text:span text:style-name="T37_91"><text:s/></text:span><text:span text:style-name="T37_92">developers</text:span><text:span text:style-name="T37_93"><text:s/></text:span><text:span text:style-name="T37_94">to</text:span><text:span text:style-name="T37_95"><text:s/></text:span><text:span text:style-name="T37_96">ensure</text:span><text:span text:style-name="T37_97"><text:s/></text:span><text:span text:style-name="T37_98">that</text:span><text:span text:style-name="T37_99"><text:s/></text:span><text:span text:style-name="T37_100">code</text:span><text:span text:style-name="T37_101"><text:s/></text:span><text:span text:style-name="T37_102">performs</text:span><text:span text:style-name="T37_103"><text:s/></text:span><text:span text:style-name="T37_104">as</text:span><text:span text:style-name="T37_105"><text:s/></text:span><text:span text:style-name="T37_106">expectedly</text:span><text:span text:style-name="T37_107"><text:s/></text:span><text:span text:style-name="T37_108">immediately</text:span><text:span text:style-name="T37_109">,<text:s/></text:span><text:span text:style-name="T37_110">and</text:span><text:span text:style-name="T37_111"><text:s/></text:span><text:span text:style-name="T37_112">saves</text:span><text:span text:style-name="T37_113"><text:s/></text:span><text:span text:style-name="T37_114">time</text:span><text:span text:style-name="T37_115"><text:s/></text:span><text:span text:style-name="T37_116">by</text:span><text:span text:style-name="T37_117"><text:s/></text:span><text:span text:style-name="T37_118">not</text:span><text:span text:style-name="T37_119"><text:s/></text:span><text:span text:style-name="T37_120">requiring</text:span><text:span text:style-name="T37_121"><text:s/></text:span><text:span text:style-name="T37_122">the</text:span><text:span text:style-name="T37_123"><text:s/></text:span><text:span text:style-name="T37_124">writing</text:span><text:span text:style-name="T37_125"><text:s/></text:span><text:span text:style-name="T37_126">of</text:span><text:span text:style-name="T37_127"><text:s/></text:span><text:span text:style-name="T37_128">tests</text:span><text:span text:style-name="T37_129"><text:s/></text:span><text:span text:style-name="T37_130">after</text:span><text:span text:style-name="T37_131"><text:s/></text:span><text:span text:style-name="T37_132">code</text:span><text:span text:style-name="T37_133"><text:s/></text:span><text:span text:style-name="T37_134">is</text:span><text:span text:style-name="T37_135"><text:s/></text:span><text:span text:style-name="T37_136">written</text:span><text:span text:style-name="T37_137">,<text:s/></text:span><text:span text:style-name="T37_138">which</text:span><text:span text:style-name="T37_139"><text:s/></text:span><text:span text:style-name="T37_140">can</text:span><text:span text:style-name="T37_141"><text:s/></text:span><text:span text:style-name="T37_142">often</text:span><text:span text:style-name="T37_143"><text:s/></text:span><text:span text:style-name="T37_144">result</text:span><text:span text:style-name="T37_145"><text:s/></text:span><text:span text:style-name="T37_146">in</text:span><text:span text:style-name="T37_147"><text:s/></text:span><text:span text:style-name="T37_148">incomplete</text:span><text:span text:style-name="T37_149"><text:s/></text:span><text:span text:style-name="T37_150">and</text:span><text:span text:style-name="T37_151">/</text:span><text:span text:style-name="T37_152">or</text:span><text:span text:style-name="T37_153"><text:s/></text:span><text:span text:style-name="T37_154">incorrect</text:span><text:span text:style-name="T37_155"><text:s/></text:span><text:span text:style-name="T37_156">tests</text:span><text:span text:style-name="T37_157">.</text:span></text:p>
      <text:p text:style-name="P38"/>
      <text:p text:style-name="P39"><text:span text:style-name="T39_1">For</text:span><text:span text:style-name="T39_2"><text:s/></text:span><text:span text:style-name="T39_3">this</text:span><text:span text:style-name="T39_4"><text:s/></text:span><text:span text:style-name="T39_5">process</text:span><text:span text:style-name="T39_6">,<text:s/></text:span><text:span text:style-name="T39_7">the</text:span><text:span text:style-name="T39_8"><text:s/></text:span><text:span text:style-name="T39_9">team</text:span><text:span text:style-name="T39_10"><text:s/></text:span><text:span text:style-name="T39_11">will</text:span><text:span text:style-name="T39_12"><text:s/></text:span><text:span text:style-name="T39_13">construct</text:span><text:span text:style-name="T39_14"><text:s/></text:span><text:span text:style-name="T39_15">as</text:span><text:span text:style-name="T39_16"><text:s/></text:span><text:span text:style-name="T39_17">many</text:span><text:span text:style-name="T39_18"><text:s/></text:span><text:span text:style-name="T39_19">test</text:span><text:span text:style-name="T39_20"><text:s/></text:span><text:span text:style-name="T39_21">cases</text:span><text:span text:style-name="T39_22"><text:s/></text:span><text:span text:style-name="T39_23">as</text:span><text:span text:style-name="T39_24"><text:s/></text:span><text:span text:style-name="T39_25">possible</text:span><text:span text:style-name="T39_26">,<text:s/></text:span><text:span text:style-name="T39_27">using</text:span><text:span text:style-name="T39_28"><text:s/></text:span><text:span text:style-name="T39_29">the</text:span><text:span text:style-name="T39_30"><text:s/></text:span><text:span text:style-name="T39_31">use</text:span><text:span text:style-name="T39_32"><text:s/></text:span><text:span text:style-name="T39_33">cases</text:span><text:span text:style-name="T39_34"><text:s/></text:span><text:span text:style-name="T39_35">in</text:span><text:span text:style-name="T39_36"><text:s/></text:span><text:span text:style-name="T39_37">the</text:span><text:span text:style-name="T39_38"><text:s/></text:span><text:span text:style-name="T39_39">SRS</text:span><text:span text:style-name="T39_40"><text:s/></text:span><text:span text:style-name="T39_41">as</text:span><text:span text:style-name="T39_42"><text:s/></text:span><text:span text:style-name="T39_43">a</text:span><text:span text:style-name="T39_44"><text:s/></text:span><text:span text:style-name="T39_45">guide</text:span><text:span text:style-name="T39_46">.<text:s/></text:span><text:span text:style-name="T39_47">These</text:span><text:span text:style-name="T39_48"><text:s/></text:span><text:span text:style-name="T39_49">will</text:span><text:span text:style-name="T39_50"><text:s/></text:span><text:span text:style-name="T39_51">be</text:span><text:span text:style-name="T39_52"><text:s/></text:span><text:span text:style-name="T39_53">written</text:span><text:span text:style-name="T39_54"><text:s/></text:span><text:span text:style-name="T39_55">prior</text:span><text:span text:style-name="T39_56"><text:s/></text:span><text:span text:style-name="T39_57">to</text:span><text:span text:style-name="T39_58"><text:s/></text:span><text:span text:style-name="T39_59">any</text:span><text:span text:style-name="T39_60"><text:s/></text:span><text:span text:style-name="T39_61">application</text:span><text:span text:style-name="T39_62"><text:s/></text:span><text:span text:style-name="T39_63">code</text:span><text:span text:style-name="T39_64">.<text:s/></text:span><text:span text:style-name="T39_65">Once</text:span><text:span text:style-name="T39_66"><text:s/></text:span><text:span text:style-name="T39_67">tests</text:span><text:span text:style-name="T39_68"><text:s/></text:span><text:span text:style-name="T39_69">are</text:span><text:span text:style-name="T39_70"><text:s/></text:span><text:span text:style-name="T39_71">written</text:span><text:span text:style-name="T39_72"><text:s/></text:span><text:span text:style-name="T39_73">and</text:span><text:span text:style-name="T39_74"><text:s/></text:span><text:span text:style-name="T39_75">verified</text:span><text:span text:style-name="T39_76"><text:s/></text:span><text:span text:style-name="T39_77">to</text:span><text:span text:style-name="T39_78"><text:s/></text:span><text:span text:style-name="T39_79">be</text:span><text:span text:style-name="T39_80"><text:s/></text:span><text:span text:style-name="T39_81">useful</text:span><text:span text:style-name="T39_82">,<text:s/></text:span><text:span text:style-name="T39_83">code</text:span><text:span text:style-name="T39_84"><text:s/></text:span><text:span text:style-name="T39_85">will</text:span><text:span text:style-name="T39_86"><text:s/></text:span><text:span text:style-name="T39_87">be</text:span><text:span text:style-name="T39_88"><text:s/></text:span><text:span text:style-name="T39_89">written</text:span><text:span text:style-name="T39_90"><text:s/></text:span><text:span text:style-name="T39_91">to</text:span><text:span text:style-name="T39_92"><text:s/></text:span><text:span text:style-name="T39_93">satisfy</text:span><text:span text:style-name="T39_94"><text:s/></text:span><text:span text:style-name="T39_95">those</text:span><text:span text:style-name="T39_96"><text:s/></text:span><text:span text:style-name="T39_97">conditions</text:span><text:span text:style-name="T39_98">.</text:span></text:p>
      <text:p text:style-name="P40"/>
      <text:p text:style-name="P41"><text:span text:style-name="T41_1">There</text:span><text:span text:style-name="T41_2"><text:s/></text:span><text:span text:style-name="T41_3">are</text:span><text:span text:style-name="T41_4"><text:s/></text:span><text:span text:style-name="T41_5">two</text:span><text:span text:style-name="T41_6"><text:s/></text:span><text:span text:style-name="T41_7">systems</text:span><text:span text:style-name="T41_8"><text:s/></text:span><text:span text:style-name="T41_9">used</text:span><text:span text:style-name="T41_10"><text:s/></text:span><text:span text:style-name="T41_11">for</text:span><text:span text:style-name="T41_12"><text:s/></text:span><text:span text:style-name="T41_13">testing</text:span><text:span text:style-name="T41_14"><text:s/></text:span><text:span text:style-name="T41_15">in</text:span><text:span text:style-name="T41_16"><text:s/></text:span><text:span text:style-name="T41_17">this</text:span><text:span text:style-name="T41_18"><text:s/></text:span><text:span text:style-name="T41_19">application</text:span><text:span text:style-name="T41_20">.<text:s/></text:span><text:span text:style-name="T41_21">Code</text:span><text:span text:style-name="T41_22"><text:s/></text:span><text:span text:style-name="T41_23">is</text:span><text:span text:style-name="T41_24"><text:s/></text:span><text:span text:style-name="T41_25">written</text:span><text:span text:style-name="T41_26"><text:s/></text:span><text:span text:style-name="T41_27">in</text:span><text:span text:style-name="T41_28"><text:s/></text:span><text:span text:style-name="T41_29">JavaScript</text:span><text:span text:style-name="T41_30"><text:s/></text:span><text:span text:style-name="T41_31">and</text:span><text:span text:style-name="T41_32"><text:s/></text:span><text:span text:style-name="T41_33">Python</text:span><text:span text:style-name="T41_34">,<text:s/></text:span><text:span text:style-name="T41_35">and</text:span><text:span text:style-name="T41_36"><text:s/></text:span><text:span text:style-name="T41_37">the</text:span><text:span text:style-name="T41_38"><text:s/></text:span><text:span text:style-name="T41_39">systems</text:span><text:span text:style-name="T41_40"><text:s/></text:span><text:span text:style-name="T41_41">for</text:span><text:span text:style-name="T41_42"><text:s/></text:span><text:span text:style-name="T41_43">testing</text:span><text:span text:style-name="T41_44"><text:s/></text:span><text:span text:style-name="T41_45">are</text:span><text:span text:style-name="T41_46"><text:s/></text:span><text:span text:style-name="T41_47">different</text:span><text:span text:style-name="T41_48">.<text:s/></text:span></text:p>
      <text:p text:style-name="P42"/>
      <text:p text:style-name="P43"><text:span text:style-name="T43_1">For</text:span><text:span text:style-name="T43_2"><text:s/></text:span><text:span text:style-name="T43_3">JavaScript</text:span><text:span text:style-name="T43_4">,<text:s/></text:span><text:span text:style-name="T43_5">we</text:span><text:span text:style-name="T43_6"><text:s/></text:span><text:span text:style-name="T43_7">will</text:span><text:span text:style-name="T43_8"><text:s/></text:span><text:span text:style-name="T43_9">be</text:span><text:span text:style-name="T43_10"><text:s/></text:span><text:span text:style-name="T43_11">using</text:span><text:span text:style-name="T43_12"><text:s/></text:span><text:span text:style-name="T43_13">Jasmine</text:span><text:span text:style-name="T43_14"><text:s/>(</text:span><text:span text:style-name="T43_15"><text:a xlink:type="simple" xlink:href="http://jasmine.github.io/2.0/introduction.html"><text:span text:style-name="T43_16">http</text:span></text:a></text:span><text:span text:style-name="T43_17"><text:a xlink:type="simple" xlink:href="http://jasmine.github.io/2.0/introduction.html"><text:span text:style-name="T43_18">://</text:span></text:a></text:span><text:span text:style-name="T43_19"><text:a xlink:type="simple" xlink:href="http://jasmine.github.io/2.0/introduction.html"><text:span text:style-name="T43_20">jasmine</text:span></text:a></text:span><text:span text:style-name="T43_21"><text:a xlink:type="simple" xlink:href="http://jasmine.github.io/2.0/introduction.html"><text:span text:style-name="T43_22">.</text:span></text:a></text:span><text:span text:style-name="T43_23"><text:a xlink:type="simple" xlink:href="http://jasmine.github.io/2.0/introduction.html"><text:span text:style-name="T43_24">github</text:span></text:a></text:span><text:span text:style-name="T43_25"><text:a xlink:type="simple" xlink:href="http://jasmine.github.io/2.0/introduction.html"><text:span text:style-name="T43_26">.</text:span></text:a></text:span><text:span text:style-name="T43_27"><text:a xlink:type="simple" xlink:href="http://jasmine.github.io/2.0/introduction.html"><text:span text:style-name="T43_28">io</text:span></text:a></text:span><text:span text:style-name="T43_29"><text:a xlink:type="simple" xlink:href="http://jasmine.github.io/2.0/introduction.html"><text:span text:style-name="T43_30">/2.0/</text:span></text:a></text:span><text:span text:style-name="T43_31"><text:a xlink:type="simple" xlink:href="http://jasmine.github.io/2.0/introduction.html"><text:span text:style-name="T43_32">introduction</text:span></text:a></text:span><text:span text:style-name="T43_33"><text:a xlink:type="simple" xlink:href="http://jasmine.github.io/2.0/introduction.html"><text:span text:style-name="T43_34">.</text:span></text:a></text:span><text:span text:style-name="T43_35"><text:a xlink:type="simple" xlink:href="http://jasmine.github.io/2.0/introduction.html"><text:span text:style-name="T43_36">html</text:span></text:a></text:span><text:span text:style-name="T43_37">)<text:s/></text:span><text:span text:style-name="T43_38">as</text:span><text:span text:style-name="T43_39"><text:s/></text:span><text:span text:style-name="T43_40">our</text:span><text:span text:style-name="T43_41"><text:s/></text:span><text:span text:style-name="T43_42">testing</text:span><text:span text:style-name="T43_43"><text:s/></text:span><text:span text:style-name="T43_44">framework</text:span><text:span text:style-name="T43_45">,<text:s/></text:span><text:span text:style-name="T43_46">with</text:span><text:span text:style-name="T43_47"><text:s/></text:span><text:span text:style-name="T43_48">Karma</text:span><text:span text:style-name="T43_49"><text:s/>(</text:span><text:span text:style-name="T43_50"><text:a xlink:type="simple" xlink:href="http://karma-runner.github.io"><text:span text:style-name="T43_51">http</text:span></text:a></text:span><text:span text:style-name="T43_52"><text:a xlink:type="simple" xlink:href="http://karma-runner.github.io"><text:span text:style-name="T43_53">://</text:span></text:a></text:span><text:span text:style-name="T43_54"><text:a xlink:type="simple" xlink:href="http://karma-runner.github.io"><text:span text:style-name="T43_55">karma</text:span></text:a></text:span><text:span text:style-name="T43_56"><text:a xlink:type="simple" xlink:href="http://karma-runner.github.io"><text:span text:style-name="T43_57">-</text:span></text:a></text:span><text:span text:style-name="T43_58"><text:a xlink:type="simple" xlink:href="http://karma-runner.github.io"><text:span text:style-name="T43_59">runner</text:span></text:a></text:span><text:span text:style-name="T43_60"><text:a xlink:type="simple" xlink:href="http://karma-runner.github.io"><text:span text:style-name="T43_61">.</text:span></text:a></text:span><text:span text:style-name="T43_62"><text:a xlink:type="simple" xlink:href="http://karma-runner.github.io"><text:span text:style-name="T43_63">github</text:span></text:a></text:span><text:span text:style-name="T43_64"><text:a xlink:type="simple" xlink:href="http://karma-runner.github.io"><text:span text:style-name="T43_65">.</text:span></text:a></text:span><text:span text:style-name="T43_66"><text:a xlink:type="simple" xlink:href="http://karma-runner.github.io"><text:span text:style-name="T43_67">io</text:span></text:a></text:span><text:span text:style-name="T43_68">)<text:s/></text:span><text:span text:style-name="T43_69">as</text:span><text:span text:style-name="T43_70"><text:s/></text:span><text:span text:style-name="T43_71">a</text:span><text:span text:style-name="T43_72"><text:s/></text:span><text:span text:style-name="T43_73">test</text:span><text:span text:style-name="T43_74"><text:s/></text:span><text:span text:style-name="T43_75">runner</text:span><text:span text:style-name="T43_76">.</text:span></text:p>
      <text:p text:style-name="P44"/>
      <text:p text:style-name="P45"><text:span text:style-name="T45_1">For</text:span><text:span text:style-name="T45_2"><text:s/></text:span><text:span text:style-name="T45_3">Python</text:span><text:span text:style-name="T45_4">,<text:s/></text:span><text:span text:style-name="T45_5">we</text:span><text:span text:style-name="T45_6"><text:s/></text:span><text:span text:style-name="T45_7">will</text:span><text:span text:style-name="T45_8"><text:s/></text:span><text:span text:style-name="T45_9">be</text:span><text:span text:style-name="T45_10"><text:s/></text:span><text:span text:style-name="T45_11">using</text:span><text:span text:style-name="T45_12"><text:s/></text:span><text:span text:style-name="T45_13">the</text:span><text:span text:style-name="T45_14"><text:s/></text:span><text:span text:style-name="T45_15">built</text:span><text:span text:style-name="T45_16">-</text:span><text:span text:style-name="T45_17">in</text:span><text:span text:style-name="T45_18"><text:s/></text:span><text:span text:style-name="T45_19">unittests</text:span><text:span text:style-name="T45_20"><text:s/></text:span><text:span text:style-name="T45_21">module</text:span><text:span text:style-name="T45_22">,<text:s/></text:span><text:span text:style-name="T45_23">with</text:span><text:span text:style-name="T45_24"><text:s/></text:span><text:span text:style-name="T45_25">nose</text:span><text:span text:style-name="T45_26"><text:s/>(</text:span><text:span text:style-name="T45_27"><text:a xlink:type="simple" xlink:href="https://nose.readthedocs.org/en/latest/"><text:span text:style-name="T45_28">https</text:span></text:a></text:span><text:span text:style-name="T45_29"><text:a xlink:type="simple" xlink:href="https://nose.readthedocs.org/en/latest/"><text:span text:style-name="T45_30">://</text:span></text:a></text:span><text:span text:style-name="T45_31"><text:a xlink:type="simple" xlink:href="https://nose.readthedocs.org/en/latest/"><text:span text:style-name="T45_32">nose</text:span></text:a></text:span><text:span text:style-name="T45_33"><text:a xlink:type="simple" xlink:href="https://nose.readthedocs.org/en/latest/"><text:span text:style-name="T45_34">.</text:span></text:a></text:span><text:span text:style-name="T45_35"><text:a xlink:type="simple" xlink:href="https://nose.readthedocs.org/en/latest/"><text:span text:style-name="T45_36">readthedocs</text:span></text:a></text:span><text:span text:style-name="T45_37"><text:a xlink:type="simple" xlink:href="https://nose.readthedocs.org/en/latest/"><text:span text:style-name="T45_38">.</text:span></text:a></text:span><text:span text:style-name="T45_39"><text:a xlink:type="simple" xlink:href="https://nose.readthedocs.org/en/latest/"><text:span text:style-name="T45_40">org</text:span></text:a></text:span><text:span text:style-name="T45_41"><text:a xlink:type="simple" xlink:href="https://nose.readthedocs.org/en/latest/"><text:span text:style-name="T45_42">/</text:span></text:a></text:span><text:span text:style-name="T45_43"><text:a xlink:type="simple" xlink:href="https://nose.readthedocs.org/en/latest/"><text:span text:style-name="T45_44">en</text:span></text:a></text:span><text:span text:style-name="T45_45"><text:a xlink:type="simple" xlink:href="https://nose.readthedocs.org/en/latest/"><text:span text:style-name="T45_46">/</text:span></text:a></text:span><text:span text:style-name="T45_47"><text:a xlink:type="simple" xlink:href="https://nose.readthedocs.org/en/latest/"><text:span text:style-name="T45_48">latest</text:span></text:a></text:span><text:span text:style-name="T45_49"><text:a xlink:type="simple" xlink:href="https://nose.readthedocs.org/en/latest/"><text:span text:style-name="T45_50">/</text:span></text:a></text:span><text:span text:style-name="T45_51">)<text:s/></text:span><text:span text:style-name="T45_52">as</text:span><text:span text:style-name="T45_53"><text:s/></text:span><text:span text:style-name="T45_54">a</text:span><text:span text:style-name="T45_55"><text:s/></text:span><text:span text:style-name="T45_56">test</text:span><text:span text:style-name="T45_57"><text:s/></text:span><text:span text:style-name="T45_58">runner</text:span><text:span text:style-name="T45_59">.</text:span></text:p>
      <text:p text:style-name="P46"/>
      <text:p text:style-name="P47"><text:span text:style-name="T47_1">HTML</text:span><text:span text:style-name="T47_2">,<text:s/></text:span><text:span text:style-name="T47_3">CSS</text:span><text:span text:style-name="T47_4"><text:s/></text:span><text:span text:style-name="T47_5">and</text:span><text:span text:style-name="T47_6"><text:s/></text:span><text:span text:style-name="T47_7">SQL</text:span><text:span text:style-name="T47_8"><text:s/></text:span><text:span text:style-name="T47_9">code</text:span><text:span text:style-name="T47_10"><text:s/></text:span><text:span text:style-name="T47_11">does</text:span><text:span text:style-name="T47_12"><text:s/></text:span><text:span text:style-name="T47_13">not</text:span><text:span text:style-name="T47_14"><text:s/></text:span><text:span text:style-name="T47_15">require</text:span><text:span text:style-name="T47_16"><text:s/></text:span><text:span text:style-name="T47_17">testing</text:span><text:span text:style-name="T47_18">.<text:s/></text:span><text:span text:style-name="T47_19">Any</text:span><text:span text:style-name="T47_20"><text:s/></text:span><text:span text:style-name="T47_21">errors</text:span><text:span text:style-name="T47_22"><text:s/></text:span><text:span text:style-name="T47_23">in</text:span><text:span text:style-name="T47_24"><text:s/></text:span><text:span text:style-name="T47_25">those</text:span><text:span text:style-name="T47_26"><text:s/></text:span><text:span text:style-name="T47_27">technologies</text:span><text:span text:style-name="T47_28"><text:s/></text:span><text:span text:style-name="T47_29">will</text:span><text:span text:style-name="T47_30"><text:s/></text:span><text:span text:style-name="T47_31">be</text:span><text:span text:style-name="T47_32"><text:s/></text:span><text:span text:style-name="T47_33">covered</text:span><text:span text:style-name="T47_34"><text:s/></text:span><text:span text:style-name="T47_35">in</text:span><text:span text:style-name="T47_36"><text:s/></text:span><text:span text:style-name="T47_37">the</text:span><text:span text:style-name="T47_38"><text:s/></text:span><text:span text:style-name="T47_39">code</text:span><text:span text:style-name="T47_40"><text:s/></text:span><text:span text:style-name="T47_41">inspection</text:span><text:span text:style-name="T47_42"><text:s/></text:span><text:span text:style-name="T47_43">process</text:span><text:span text:style-name="T47_44">.</text:span></text:p>
      <text:p text:style-name="P48"/>
      <text:p text:style-name="P49"><text:span text:style-name="T49_1"><text:tab/></text:span></text:p>
      <text:p text:style-name="P50"/>
      <text:p text:style-name="P51"/>
      <text:p text:style-name="P52"><text:span text:style-name="T52_1">2.2<text:s/></text:span><text:span text:style-name="T52_2">Testing</text:span><text:span text:style-name="T52_3"><text:s/></text:span><text:span text:style-name="T52_4">Sessions</text:span></text:p>
      <text:p text:style-name="P53"><text:span text:style-name="T53_1">…</text:span></text:p>
      <text:p text:style-name="P54"/>
      <text:p text:style-name="P55"><text:span text:style-name="T55_1"><text:tab/>2.3<text:s/></text:span><text:span text:style-name="T55_2">Impressions</text:span><text:span text:style-name="T55_3"><text:s/></text:span><text:span text:style-name="T55_4">of</text:span><text:span text:style-name="T55_5"><text:s/></text:span><text:span text:style-name="T55_6">the</text:span><text:span text:style-name="T55_7"><text:s/></text:span><text:span text:style-name="T55_8">Process</text:span></text:p>
      <text:p text:style-name="P56"><text:span text:style-name="T56_1">…</text:span></text:p>
      <text:p text:style-name="P57"/>
      <text:p text:style-name="P58"/>
      <text:p text:style-name="P59"><text:span text:style-name="T59_1">3.<text:s/></text:span><text:span text:style-name="T59_2">Test</text:span><text:span text:style-name="T59_3"><text:s/></text:span><text:span text:style-name="T59_4">Results</text:span></text:p>
      <text:p text:style-name="P60"/>
      <text:p text:style-name="P61"><text:span text:style-name="T61_1">Appendix</text:span><text:span text:style-name="T61_2"><text:s/></text:span><text:span text:style-name="T61_3">A</text:span><text:span text:style-name="T61_4"><text:s/>-<text:s/></text:span><text:span text:style-name="T61_5">Team</text:span><text:span text:style-name="T61_6"><text:s/></text:span><text:span text:style-name="T61_7">Review</text:span><text:span text:style-name="T61_8"><text:s/></text:span><text:span text:style-name="T61_9">Sign</text:span><text:span text:style-name="T61_10">-</text:span><text:span text:style-name="T61_11">off</text:span></text:p>
      <text:p text:style-name="P62"/>
      <text:p text:style-name="P63"><text:span text:style-name="T63_1">This</text:span><text:span text:style-name="T63_2"><text:s/></text:span><text:span text:style-name="T63_3">section</text:span><text:span text:style-name="T63_4"><text:s/></text:span><text:span text:style-name="T63_5">of</text:span><text:span text:style-name="T63_6"><text:s/></text:span><text:span text:style-name="T63_7">the</text:span><text:span text:style-name="T63_8"><text:s/></text:span><text:span text:style-name="T63_9">document</text:span><text:span text:style-name="T63_10"><text:s/></text:span><text:span text:style-name="T63_11">verifies</text:span><text:span text:style-name="T63_12"><text:s/></text:span><text:span text:style-name="T63_13">that</text:span><text:span text:style-name="T63_14"><text:s/></text:span><text:span text:style-name="T63_15">each</text:span><text:span text:style-name="T63_16"><text:s/></text:span><text:span text:style-name="T63_17">team</text:span><text:span text:style-name="T63_18"><text:s/></text:span><text:span text:style-name="T63_19">member</text:span><text:span text:style-name="T63_20"><text:s/></text:span><text:span text:style-name="T63_21">has</text:span><text:span text:style-name="T63_22"><text:s/></text:span><text:span text:style-name="T63_23">reviewed</text:span><text:span text:style-name="T63_24"><text:s/></text:span><text:span text:style-name="T63_25">and</text:span><text:span text:style-name="T63_26"><text:s/></text:span><text:span text:style-name="T63_27">agreed</text:span><text:span text:style-name="T63_28"><text:s/></text:span><text:span text:style-name="T63_29">to</text:span><text:span text:style-name="T63_30"><text:s/></text:span><text:span text:style-name="T63_31">the</text:span><text:span text:style-name="T63_32"><text:s/></text:span><text:span text:style-name="T63_33">terms</text:span><text:span text:style-name="T63_34"><text:s/></text:span><text:span text:style-name="T63_35">set</text:span><text:span text:style-name="T63_36"><text:s/></text:span><text:span text:style-name="T63_37">forth</text:span><text:span text:style-name="T63_38"><text:s/></text:span><text:span text:style-name="T63_39">in</text:span><text:span text:style-name="T63_40"><text:s/></text:span><text:span text:style-name="T63_41">this</text:span><text:span text:style-name="T63_42"><text:s/></text:span><text:span text:style-name="T63_43">document</text:span><text:span text:style-name="T63_44">.<text:s/></text:span><text:span text:style-name="T63_45">This</text:span><text:span text:style-name="T63_46"><text:s/></text:span><text:span text:style-name="T63_47">includes</text:span><text:span text:style-name="T63_48"><text:s/></text:span><text:span text:style-name="T63_49">the</text:span><text:span text:style-name="T63_50"><text:s/></text:span><text:span text:style-name="T63_51">testing</text:span><text:span text:style-name="T63_52"><text:s/></text:span><text:span text:style-name="T63_53">frameworks</text:span><text:span text:style-name="T63_54"><text:s/></text:span><text:span text:style-name="T63_55">used</text:span><text:span text:style-name="T63_56">,<text:s/></text:span><text:span text:style-name="T63_57">the</text:span><text:span text:style-name="T63_58"><text:s/></text:span><text:span text:style-name="T63_59">process</text:span><text:span text:style-name="T63_60"><text:s/></text:span><text:span text:style-name="T63_61">in</text:span><text:span text:style-name="T63_62"><text:s/></text:span><text:span text:style-name="T63_63">which</text:span><text:span text:style-name="T63_64"><text:s/></text:span><text:span text:style-name="T63_65">they</text:span><text:span text:style-name="T63_66"><text:s/></text:span><text:span text:style-name="T63_67">are</text:span><text:span text:style-name="T63_68"><text:s/></text:span><text:span text:style-name="T63_69">to</text:span><text:span text:style-name="T63_70"><text:s/></text:span><text:span text:style-name="T63_71">be</text:span><text:span text:style-name="T63_72"><text:s/></text:span><text:span text:style-name="T63_73">written</text:span><text:span text:style-name="T63_74"><text:s/></text:span><text:span text:style-name="T63_75">and</text:span><text:span text:style-name="T63_76"><text:s/></text:span><text:span text:style-name="T63_77">run</text:span><text:span text:style-name="T63_78">,<text:s/></text:span><text:span text:style-name="T63_79">and</text:span><text:span text:style-name="T63_80"><text:s/></text:span><text:span text:style-name="T63_81">any</text:span><text:span text:style-name="T63_82"><text:s/></text:span><text:span text:style-name="T63_83">issue</text:span><text:span text:style-name="T63_84"><text:s/></text:span><text:span text:style-name="T63_85">thereof</text:span><text:span text:style-name="T63_86">.</text:span></text:p>
      <text:p text:style-name="P64"/>
      <text:p text:style-name="P65"><text:span text:style-name="T65_1">Boris</text:span><text:span text:style-name="T65_2"><text:s/></text:span><text:span text:style-name="T65_3">Boiko</text:span><text:span text:style-name="T65_4"><text:s text:c="11"/></text:span><text:span text:style-name="T65_5">Signature</text:span><text:span text:style-name="T65_6"><text:s/>_____________________________<text:s/></text:span><text:span text:style-name="T65_7">Date</text:span><text:span text:style-name="T65_8">:<text:s/>___/___/___</text:span></text:p>
      <text:p text:style-name="P66"/>
      <text:p text:style-name="P67"><text:span text:style-name="T67_1">Comments</text:span><text:span text:style-name="T67_2">:</text:span></text:p>
      <text:p text:style-name="P68"/>
      <text:p text:style-name="P69"/>
      <text:p text:style-name="P70"/>
      <text:p text:style-name="P71"><text:span text:style-name="T71_1">Raymond</text:span><text:span text:style-name="T71_2"><text:s/></text:span><text:span text:style-name="T71_3">Chan</text:span><text:span text:style-name="T71_4"><text:s text:c="4"/></text:span><text:span text:style-name="T71_5">Signature</text:span><text:span text:style-name="T71_6"><text:s/>_____________________________<text:s/></text:span><text:span text:style-name="T71_7">Date</text:span><text:span text:style-name="T71_8">:<text:s/>___/___/___</text:span></text:p>
      <text:p text:style-name="P72"/>
      <text:p text:style-name="P73"><text:span text:style-name="T73_1">Comments</text:span><text:span text:style-name="T73_2">:</text:span></text:p>
      <text:p text:style-name="P74"/>
      <text:p text:style-name="P75"/>
      <text:p text:style-name="P76"/>
      <text:p text:style-name="P77"><text:span text:style-name="T77_1">Gilbert</text:span><text:span text:style-name="T77_2"><text:s/></text:span><text:span text:style-name="T77_3">Kuo</text:span><text:span text:style-name="T77_4"><text:s text:c="11"/></text:span><text:span text:style-name="T77_5">Signature</text:span><text:span text:style-name="T77_6"><text:s/>_____________________________<text:s/></text:span><text:span text:style-name="T77_7">Date</text:span><text:span text:style-name="T77_8">:<text:s/>___/___/___</text:span></text:p>
      <text:p text:style-name="P78"/>
      <text:p text:style-name="P79"><text:span text:style-name="T79_1">Comments</text:span><text:span text:style-name="T79_2">:</text:span></text:p>
      <text:p text:style-name="P80"/>
      <text:p text:style-name="P81"/>
      <text:p text:style-name="P82"/>
      <text:p text:style-name="P83"><text:span text:style-name="T83_1">Andrew</text:span><text:span text:style-name="T83_2"><text:s/></text:span><text:span text:style-name="T83_3">Naviaski</text:span><text:span text:style-name="T83_4"><text:s text:c="2"/></text:span><text:span text:style-name="T83_5">Signature</text:span><text:span text:style-name="T83_6"><text:s/>_____________________________<text:s/></text:span><text:span text:style-name="T83_7">Date</text:span><text:span text:style-name="T83_8">:<text:s/>___/___/___</text:span></text:p>
      <text:p text:style-name="P84"/>
      <text:p text:style-name="P85"><text:span text:style-name="T85_1">Comments</text:span><text:span text:style-name="T85_2">:</text:span></text:p>
      <text:p text:style-name="P86"/>
      <text:p text:style-name="P87"/>
      <text:p text:style-name="P88"/>
      <text:p text:style-name="P89"><text:span text:style-name="T89_1">Jeremy</text:span><text:span text:style-name="T89_2"><text:s/></text:span><text:span text:style-name="T89_3">Neal</text:span><text:span text:style-name="T89_4"><text:s text:c="8"/></text:span><text:span text:style-name="T89_5">Signature</text:span><text:span text:style-name="T89_6"><text:s/>_____________________________<text:s/></text:span><text:span text:style-name="T89_7">Date</text:span><text:span text:style-name="T89_8">:<text:s/>___/___/___</text:span></text:p>
      <text:p text:style-name="P90"/>
      <text:p text:style-name="P91"><text:span text:style-name="T91_1">Comments</text:span><text:span text:style-name="T91_2">:</text:span></text:p>
      <text:p text:style-name="P92"/>
      <text:p text:style-name="P93"><text:span text:style-name="T93_1">Appendix</text:span><text:span text:style-name="T93_2"><text:s/></text:span><text:span text:style-name="T93_3">B</text:span><text:span text:style-name="T93_4"><text:s/>-<text:s/></text:span><text:span text:style-name="T93_5">Document</text:span><text:span text:style-name="T93_6"><text:s/></text:span><text:span text:style-name="T93_7">Contributions</text:span></text:p>
      <text:p text:style-name="P94"/>
      <text:p text:style-name="P95"><text:span text:style-name="T95_1"><text:tab/></text:span><text:span text:style-name="T95_2">Jeremy</text:span><text:span text:style-name="T95_3"><text:s/></text:span><text:span text:style-name="T95_4">Neal</text:span><text:span text:style-name="T95_5"><text:s/>-<text:s/></text:span><text:span text:style-name="T95_6">Initial</text:span><text:span text:style-name="T95_7"><text:s/></text:span><text:span text:style-name="T95_8">skeleton</text:span><text:span text:style-name="T95_9"><text:s/></text:span><text:span text:style-name="T95_10">of</text:span><text:span text:style-name="T95_11"><text:s/></text:span><text:span text:style-name="T95_12">document</text:span><text:span text:style-name="T95_13">,<text:s/></text:span><text:span text:style-name="T95_14">including</text:span><text:span text:style-name="T95_15"><text:s/></text:span><text:span text:style-name="T95_16">sections</text:span><text:span text:style-name="T95_17"><text:s/>1.1,<text:s/>2.1,<text:s/></text:span><text:span text:style-name="T95_18">Appendix</text:span><text:span text:style-name="T95_19"><text:s/></text:span><text:span text:style-name="T95_20">A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